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1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1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1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1" style:font-name-complex="Futura Std Condensed Light1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18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1a89c2"/>
    </style:style>
    <style:style style:name="P20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1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22" style:family="paragraph" style:parent-style-name="Standard">
      <style:paragraph-properties fo:line-height="100%" fo:text-align="center" style:justify-single-word="false"/>
      <style:text-properties fo:language="en" fo:country="US" officeooo:paragraph-rsid="001ccf05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1d8b3" fo:background-color="transparent" style:font-name-asian="Futura Std Condensed Light1" style:font-size-asian="18pt" style:font-name-complex="Futura Std Condensed Light1" style:font-size-complex="18pt"/>
    </style:style>
    <style:style style:name="P3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3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3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3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officeooo:paragraph-rsid="001ccf05" fo:background-color="transparent" style:font-name-asian="Calibri1" style:font-name-complex="Calibri1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loext:opacity="0%" style:font-name="Futura Std Condensed Light1" fo:font-size="16pt" fo:font-weight="normal" officeooo:rsid="00110dd8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loext:opacity="0%" style:font-name="Futura Std Condensed Light1" fo:font-size="16pt" fo:font-weight="normal" officeooo:rsid="00113122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loext:opacity="0%" style:font-name="Futura Std Condensed Light1" fo:font-size="16pt" fo:font-weight="normal" officeooo:rsid="001648cc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loext:opacity="0%" style:font-name="Futura Std Condensed Light1" fo:font-size="16pt" fo:font-weight="normal" officeooo:rsid="001d3cfc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loext:opacity="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loext:opacity="0%" style:font-name="Futura Std Condensed Light1" fo:font-size="16pt" fo:language="en" fo:country="US" fo:font-weight="normal" officeooo:rsid="00110dd8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loext:opacity="0%" style:font-name="Futura Std Condensed Light1" fo:font-size="16pt" fo:language="en" fo:country="US" fo:font-weight="normal" officeooo:rsid="001648cc" fo:background-color="transparent" loext:char-shading-value="0" style:font-name-asian="Futura Std Condensed Light1" style:font-name-complex="Futura Std Condensed Light1"/>
    </style:style>
    <style:style style:name="T11" style:family="text">
      <style:text-properties style:use-window-font-color="true" loext:opacity="0%" style:font-name="Futura Std Condensed Light1" fo:font-size="16pt" fo:language="en" fo:country="US" fo:font-weight="normal" officeooo:rsid="00113122" fo:background-color="transparent" loext:char-shading-value="0" style:font-name-asian="Futura Std Condensed Light1" style:font-name-complex="Futura Std Condensed Light1"/>
    </style:style>
    <style:style style:name="T12" style:family="text">
      <style:text-properties style:use-window-font-color="true" loext:opacity="0%" style:font-name="Futura Std Condensed Light1" fo:font-size="16pt" fo:language="en" fo:country="US" fo:font-weight="normal" officeooo:rsid="001a89c2" fo:background-color="transparent" loext:char-shading-value="0" style:font-name-asian="Futura Std Condensed Light1" style:font-name-complex="Futura Std Condensed Light1"/>
    </style:style>
    <style:style style:name="T13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14" style:family="text">
      <style:text-properties fo:color="#c9211e" loext:opacity="100%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15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16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7" style:family="text">
      <style:text-properties fo:color="#c9211e" loext:opacity="100%" style:font-name="Futura Std Condensed Light1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8" style:family="text">
      <style:text-properties fo:color="#c9211e" loext:opacity="100%" style:font-name="Futura Std Condensed"/>
    </style:style>
    <style:style style:name="T19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1" style:font-name-complex="Futura Std Condensed Light1"/>
    </style:style>
    <style:style style:name="T20" style:family="text">
      <style:text-properties fo:color="#c9211e" loext:opacity="100%" style:font-name="Futura Std Condensed" fo:font-size="16pt" fo:font-weight="normal" officeooo:rsid="001ccf05" fo:background-color="transparent" loext:char-shading-value="0" style:font-name-asian="Futura Std Condensed Light1" style:font-name-complex="Futura Std Condensed Light1"/>
    </style:style>
    <style:style style:name="T21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22" style:family="text">
      <style:text-properties fo:color="#c9211e" loext:opacity="100%" style:font-name="Futura Std Condensed" officeooo:rsid="0010edbf"/>
    </style:style>
    <style:style style:name="T23" style:family="text">
      <style:text-properties fo:color="#c9211e" loext:opacity="100%" style:font-name="Futura Std Condensed" officeooo:rsid="0016712d"/>
    </style:style>
    <style:style style:name="T24" style:family="text">
      <style:text-properties fo:color="#c9211e" loext:opacity="100%" fo:font-size="16pt" style:font-size-asian="14pt" style:font-size-complex="16pt"/>
    </style:style>
    <style:style style:name="T25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6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27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28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29" style:family="text">
      <style:text-properties fo:color="#000000" loext:opacity="100%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30" style:family="text">
      <style:text-properties fo:color="#000000" loext:opacity="100%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31" style:family="text">
      <style:text-properties fo:color="#000000" loext:opacity="100%" style:font-name="Futura Std Condensed Light1" fo:font-size="16pt" fo:font-weight="normal" officeooo:rsid="001ccf05" fo:background-color="transparent" loext:char-shading-value="0" style:font-name-asian="Futura Std Condensed Light1" style:font-name-complex="Futura Std Condensed Light1"/>
    </style:style>
    <style:style style:name="T32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33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fo:background-color="transparent" loext:char-shading-value="0" style:font-name-asian="Futura Std Condensed Light1" style:font-name-complex="Futura Std Condensed Light1"/>
    </style:style>
    <style:style style:name="T34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officeooo:rsid="001ccf05" fo:background-color="transparent" loext:char-shading-value="0" style:font-name-asian="Futura Std Condensed Light1" style:font-name-complex="Futura Std Condensed Light1"/>
    </style:style>
    <style:style style:name="T35" style:family="text">
      <style:text-properties fo:color="#000000" loext:opacity="100%" style:font-name="Futura Std Condensed Light1" fo:font-size="16pt" style:font-size-asian="14pt" style:font-size-complex="16pt"/>
    </style:style>
    <style:style style:name="T36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1" style:font-name-complex="Futura Std Condensed Light1"/>
    </style:style>
    <style:style style:name="T37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38" style:family="text">
      <style:text-properties fo:color="#000000" loext:opacity="100%" style:font-name="Futura Std Condensed Light" fo:font-size="16pt" style:font-size-asian="14pt" style:font-size-complex="16pt"/>
    </style:style>
    <style:style style:name="T39" style:family="text">
      <style:text-properties fo:color="#000000" loext:opacity="100%" style:font-name="Futura Std Condensed Light2" fo:font-size="16pt" officeooo:rsid="001780a6" style:font-size-asian="14pt" style:font-size-complex="16pt"/>
    </style:style>
    <style:style style:name="T40" style:family="text">
      <style:text-properties fo:color="#000000" loext:opacity="100%" style:font-name="Futura Std Condensed Light2" fo:font-size="16pt" officeooo:rsid="0012ef79" style:font-size-asian="14pt" style:font-size-complex="16pt"/>
    </style:style>
    <style:style style:name="T41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2" style:family="text">
      <style:text-properties fo:color="#000000" loext:opacity="100%" style:font-name="Futura Std Condensed Light2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3" style:family="text">
      <style:text-properties fo:color="#000000" loext:opacity="100%" style:font-name="Futura Std Condensed" fo:font-size="18pt" fo:font-weight="normal" officeooo:rsid="0010edbf" fo:background-color="transparent" loext:char-shading-value="0" style:font-name-asian="Futura Std Condensed Light1" style:font-size-asian="18pt" style:font-name-complex="Futura Std Condensed Light1" style:font-size-complex="18pt"/>
    </style:style>
    <style:style style:name="T44" style:family="text">
      <style:text-properties fo:color="#ff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45" style:family="text">
      <style:text-properties style:font-name="Futura Std Condensed Light" fo:font-size="16pt" style:font-size-asian="14pt" style:font-size-complex="16pt"/>
    </style:style>
    <style:style style:name="T46" style:family="text">
      <style:text-properties style:font-name="Futura Std Condensed Light" fo:font-size="16pt" officeooo:rsid="00110dd8" style:font-size-asian="14pt" style:font-size-complex="16pt"/>
    </style:style>
    <style:style style:name="T47" style:family="text">
      <style:text-properties fo:font-size="16pt" style:font-size-asian="14pt" style:font-size-complex="16pt"/>
    </style:style>
    <style:style style:name="T48" style:family="text">
      <style:text-properties fo:font-size="16pt" officeooo:rsid="0011d8b3" style:font-size-asian="14pt" style:font-size-complex="16pt"/>
    </style:style>
    <style:style style:name="T49" style:family="text">
      <style:text-properties fo:font-size="16pt" officeooo:rsid="0012ef79" style:font-size-asian="14pt" style:font-size-complex="16pt"/>
    </style:style>
    <style:style style:name="T50" style:family="text">
      <style:text-properties officeooo:rsid="0011d8b3"/>
    </style:style>
    <style:style style:name="T51" style:family="text">
      <style:text-properties officeooo:rsid="0016712d"/>
    </style:style>
    <style:style style:name="T52" style:family="text">
      <style:text-properties style:text-underline-style="solid" style:text-underline-width="auto" style:text-underline-color="font-color" officeooo:rsid="0016712d"/>
    </style:style>
    <style:style style:name="T53" style:family="text">
      <style:text-properties officeooo:rsid="001e90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3"/>
      <text:p text:style-name="P3"/>
      <text:p text:style-name="P3"/>
      <text:p text:style-name="P2">What is it?</text:p>
      <text:p text:style-name="P6"/>
      <text:p text:style-name="P16"><text:span text:style-name="T2"><text:tab/></text:span><text:span text:style-name="T1">D</text:span><text:span text:style-name="T2">omestique Baston is </text:span><text:span text:style-name="T13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7"/>
      <text:p text:style-name="P16"><text:span text:style-name="T2"><text:tab/></text:span><text:span text:style-name="T1">I</text:span><text:span text:style-name="T2">t pictures a couple (a man and a woman) fighting each other at home. That’s the reason why there will only </text:span><text:span text:style-name="T6">be </text:span><text:span text:style-name="T13">1 background</text:span><text:span text:style-name="T2"> and </text:span><text:span text:style-name="T13">2 playable characters</text:span><text:span text:style-name="T2">. A kind of sword fighting game (roll and bottle </text:span><text:span text:style-name="T6">in place of swords</text:span><text:span text:style-name="T2">, here). </text:span><text:span text:style-name="T6">T</text:span><text:span text:style-name="T2">here will </text:span><text:span text:style-name="T8">never</text:span><text:span text:style-name="T2"> be a mirror match (man versus man or girl versus girl). I've not been animating two characters only to have one played!</text:span></text:p>
      <text:p text:style-name="P7"/>
      <text:p text:style-name="P16"><text:span text:style-name="T2"><text:tab/></text:span><text:span text:style-name="T1">T</text:span><text:span text:style-name="T2">his game will be in </text:span><text:span text:style-name="T13">French slang</text:span><text:span text:style-name="T25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10"/>
      <text:p text:style-name="P17"><text:span text:style-name="T2"><text:tab/></text:span><text:span text:style-name="T3">Basically, I didn’t intend the game to be played versus the computer </text:span><text:span text:style-name="T5">(only human versus human was the main focus as that meant no IA) .</text:span><text:span text:style-name="T4"> </text:span><text:span text:style-name="T5">A</text:span><text:span text:style-name="T4"> previous dev’ began to implement </text:span><text:span text:style-name="T6">a simple IA</text:span><text:span text:style-name="T4"> (that’s cool)</text:span><text:span text:style-name="T3">.</text:span></text:p>
      <text:p text:style-name="P19"><text:span text:style-name="T9"><text:tab/></text:span><text:span text:style-name="T10">What would be awesome: an o</text:span><text:span text:style-name="T9">nline mode </text:span><text:span text:style-name="T11">(a guy on Youtube </text:span><text:span text:style-name="T12">named </text:span><text:span text:style-name="T6">David Snopek </text:span><text:span text:style-name="T12">from Snopek games </text:span><text:span text:style-name="T11">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1">). Implementing that would be awesome but I never even tried to have a look at it as this is so far from what I can do.</text:span></text:p>
      <text:p text:style-name="P4"/>
      <text:p text:style-name="P4"/>
      <text:p text:style-name="P2">Gameplay:</text:p>
      <text:p text:style-name="P3"/>
      <text:p text:style-name="P18"><text:span text:style-name="T2"><text:tab/></text:span><text:span text:style-name="T1">E</text:span><text:span text:style-name="T2">ach character will basically have the following animations: </text:span><text:span text:style-name="T13">3 normal attacks</text:span><text:span text:style-name="T28"> (weak + quick, medium + normal and slow + strong)</text:span><text:span text:style-name="T2">, </text:span><text:span text:style-name="T13">1 special attack</text:span><text:span text:style-name="T28"> (even slower and powerful)</text:span><text:span text:style-name="T2">, </text:span><text:span text:style-name="T13">1 ranged attack</text:span><text:span text:style-name="T2"> (an insult of weak/medium power) and </text:span><text:span text:style-name="T13">1 fake attack</text:span><text:span text:style-name="T28"> (as there’s no more combos in the game we’ll use that move to do nothing but disturb the opponent and get a bit of healing like 5 hit points)</text:span><text:span text:style-name="T2">, </text:span><text:span text:style-name="T13">2 dodges</text:span><text:span text:style-name="T2"> (jumping and crouching down) and </text:span><text:span text:style-name="T13">1 parry</text:span><text:span text:style-name="T28"> (using a tool: roll or bottle)</text:span><text:span text:style-name="T2">, </text:span><text:span text:style-name="T13">1 forward walk</text:span><text:span text:style-name="T2"> and </text:span><text:span text:style-name="T13">1 backward walk</text:span><text:span text:style-name="T2">, </text:span><text:span text:style-name="T13">1 KO</text:span><text:span text:style-name="T2"> and </text:span><text:span text:style-name="T13">1 “get hit”</text:span><text:span text:style-name="T2">, </text:span><text:span text:style-name="T13">1 “apparition” </text:span><text:span text:style-name="T28">(not an attack </text:span><text:span text:style-name="T29">or whatever</text:span><text:span text:style-name="T28">, just for the character to get in the scene before the game starts)</text:span><text:span text:style-name="T2"> and finally </text:span><text:span text:style-name="T13">1 idle</text:span><text:span text:style-name="T2">.</text:span></text:p>
      <text:p text:style-name="P9"><text:tab/>No stun! No crouching attacks! No air attacks! No hand to hand, grab and throws, etc. <text:soft-page-break/>Maybe later...</text:p>
      <text:p text:style-name="P8"/>
      <text:p text:style-name="P18"><text:span text:style-name="T2"><text:tab/></text:span><text:span text:style-name="T1">A</text:span><text:span text:style-name="T2"> match will be played in </text:span><text:span text:style-name="T13">1 round</text:span><text:span text:style-name="T2">.</text:span></text:p>
      <text:p text:style-name="P9"/>
      <text:p text:style-name="P18"><text:span text:style-name="T2"><text:tab/></text:span><text:span text:style-name="T13">No time limit</text:span><text:span text:style-name="T2">.</text:span></text:p>
      <text:p text:style-name="P8"/>
      <text:p text:style-name="P18"><text:span text:style-name="T2"><text:tab/></text:span><text:span text:style-name="T36">A </text:span><text:span text:style-name="T21">K.O. means a loss</text:span><text:span text:style-name="T19">!</text:span></text:p>
      <text:p text:style-name="P8"/>
      <text:p text:style-name="P18"><text:span text:style-name="T2"><text:tab/></text:span><text:span text:style-name="T13">No complicated maneuvers</text:span><text:span text:style-name="T2"> (like quarter circle forward + button(s), etc.) but instead we’ll use a simple combination of </text:span><text:span text:style-name="T13">1 direction + 1 button</text:span><text:span text:style-name="T28"> (like right + A button, up left + B button, etc.). Something that is as playable on a joystick </text:span><text:span text:style-name="T30">as on</text:span><text:span text:style-name="T28"> a keyboard.</text:span></text:p>
      <text:p text:style-name="P18"><text:span text:style-name="T13"><text:tab/>Dodges and parry</text:span><text:span text:style-name="T28"> (the three ways to avoid an attack) are </text:span><text:span text:style-name="T26">not</text:span><text:span text:style-name="T28"> really launched by moving backward <text:s/>as it is mainly done in most of VS fighting games (we’ll explain that later on).</text:span></text:p>
      <text:p text:style-name="P18"><text:span text:style-name="T28"><text:tab/></text:span><text:span text:style-name="T13">Only the "ideal counter" allows to take 0 damage from an attack</text:span><text:span text:style-name="T28">. </text:span><text:span text:style-name="T13">Any other counter would only reduce the damage taken by half</text:span><text:span text:style-name="T28">. And of course </text:span><text:span text:style-name="T13">no defense means full damage</text:span><text:span text:style-name="T28">!</text:span></text:p>
      <text:p text:style-name="P18"><text:span text:style-name="T28"><text:tab/></text:span><text:span text:style-name="T37">As already said, </text:span><text:span text:style-name="T13">a character always face the opponent</text:span><text:span text:style-name="T28">.</text:span></text:p>
      <text:p text:style-name="P5"/>
      <text:p text:style-name="P5"/>
      <text:p text:style-name="P2">Technically</text:p>
      <text:p text:style-name="P3"/>
      <text:p text:style-name="P18"><text:span text:style-name="T2"><text:tab/></text:span><text:span text:style-name="T13">Animations are done at 10 frames/second</text:span><text:span text:style-name="T2">.</text:span></text:p>
      <text:p text:style-name="P8"/>
      <text:p text:style-name="P18"><text:span text:style-name="T2"><text:tab/></text:span><text:span text:style-name="T13">No rotation nor scaling on sprites</text:span><text:span text:style-name="T2"> to keep that retro feel as much as possible. Everything will have to be hand drawn in order to have only translations on sprites.</text:span></text:p>
      <text:p text:style-name="P8"/>
      <text:p text:style-name="P18"><text:span text:style-name="T2"><text:tab/></text:span><text:span text:style-name="T1">W</text:span><text:span text:style-name="T2">hat would be absolutely perfect would also be using a </text:span><text:span text:style-name="T13">1 sprite pixel as basic unit for sprite translations</text:span><text:span text:style-name="T2">. Some are calling that “Pixel Perfect”. </text:span><text:span text:style-name="T28">You can find a GIF in the Miscs directory called </text:span><text:span text:style-name="T32">in-game movement unit.gif</text:span><text:span text:style-name="T28"> that illustrate the idea. There’s also a JPG called </text:span><text:span text:style-name="T32">prefs for clean sprites stop on background.jpg</text:span><text:span text:style-name="T28"> that shows how I found a “solution” for that “issue” in the project preferences.</text:span></text:p>
      <text:p text:style-name="P8"/>
      <text:p text:style-name="P18"><text:span text:style-name="T28"><text:tab/></text:span><text:span text:style-name="T13">No camera pan</text:span><text:span text:style-name="T28"> (it would make sprites very difficult to read as pixels would be to big on screen).</text:span></text:p>
      <text:p text:style-name="P21"><text:span text:style-name="T41"><text:tab/>When creating character scenes </text:span><text:span text:style-name="T42">in Godot</text:span><text:span text:style-name="T41">, we should avoid using AnimatedSprite and instead </text:span><text:span text:style-name="T17">use AnimationPlayer and AnimationTree</text:span><text:span text:style-name="T41"> as AnimatedSprite doesn’t support collision boxes (if I remember well).</text:span></text:p>
      <text:p text:style-name="P21"><text:span text:style-name="T41"/></text:p>
      <text:p text:style-name="P21"><text:span text:style-name="T41"/></text:p>
      <text:p text:style-name="P22"><text:span text:style-name="T43">Script of a game</text:span></text:p>
      <text:p text:style-name="P26"><text:soft-page-break/></text:p>
      <text:p text:style-name="P23"><text:span text:style-name="T45">A “|” means a </text:span><text:span text:style-name="T24">fade out/fade in</text:span><text:span text:style-name="T45"> between every scene described below</text:span></text:p>
      <text:p text:style-name="P26"/>
      <text:p text:style-name="P34">Title screen</text:p>
      <text:p text:style-name="P27">(you can quit from here which eventually leads to the credit scene then definitively quit)</text:p>
      <text:p text:style-name="P26">|</text:p>
      <text:p text:style-name="P34">Option screen</text:p>
      <text:p text:style-name="P26">(if there is)</text:p>
      <text:p text:style-name="P26">|</text:p>
      <text:p text:style-name="P34">Character selection screen</text:p>
      <text:p text:style-name="P24"><text:span text:style-name="T45">This allows the access to </text:span><text:span text:style-name="T46">each</text:span><text:span text:style-name="T45"> character information page (as an overlay): you don’t want to miss that!</text:span></text:p>
      <text:p text:style-name="P26">|</text:p>
      <text:p text:style-name="P33"><text:span text:style-name="T47">The game itself!</text:span><text:span text:style-name="T38"> *</text:span></text:p>
      <text:p text:style-name="P26">|</text:p>
      <text:p text:style-name="P35">Win screen</text:p>
      <text:p text:style-name="P27">|</text:p>
      <text:p text:style-name="P35">Back to Title screen!</text:p>
      <text:p text:style-name="P35"/>
      <text:p text:style-name="P35"/>
      <text:p text:style-name="P29"><text:span text:style-name="T47">*</text:span><text:span text:style-name="T48">here’s the script of the game itself (no more fade out/in here).</text:span></text:p>
      <text:p text:style-name="P36"/>
      <text:p text:style-name="P31"><text:span text:style-name="T47">Background empty with fighting music playing </text:span><text:span text:style-name="T49">(background)</text:span></text:p>
      <text:p text:style-name="P28">/</text:p>
      <text:p text:style-name="P36">Characters “In” animation are played (overlay 1)</text:p>
      <text:p text:style-name="P28">/</text:p>
      <text:p text:style-name="P36">Characters “Idle” animations are played (overlay 1)</text:p>
      <text:p text:style-name="P25">/</text:p>
      <text:p text:style-name="P31"><text:span text:style-name="T47">Fight scene overlay appears </text:span><text:span text:style-name="T49">with it’s voice</text:span><text:span text:style-name="T47"> (overlay 2)</text:span></text:p>
      <text:p text:style-name="P28">/</text:p>
      <text:p text:style-name="P36">Fight scene (overlay 2) disappears</text:p>
      <text:p text:style-name="P28">/</text:p>
      <text:p text:style-name="P32"><text:span text:style-name="T39">The fight starts </text:span><text:span text:style-name="T40">and (eventually) ends</text:span><text:span text:style-name="T39"> (overlay 1)</text:span></text:p>
      <text:p text:style-name="P5"/>
      <text:p text:style-name="P5"/>
      <text:p text:style-name="P2">More about Gameplay...</text:p>
      <text:p text:style-name="P3"/>
      <text:p text:style-name="P11">Moves (except walking and Idle, of course) use one direction + 1 button.</text:p>
      <text:p text:style-name="P8"/>
      <text:p text:style-name="P18"><text:soft-page-break/><text:span text:style-name="T2"><text:tab/></text:span><text:span text:style-name="T13">Crouch</text:span><text:span text:style-name="T2"> uses</text:span><text:span text:style-name="T13"> Down Left</text:span><text:span text:style-name="T25"> </text:span><text:span text:style-name="T13">+</text:span><text:span text:style-name="T25"> </text:span><text:span text:style-name="T13"><text:s/>B </text:span><text:span text:style-name="T2">(against </text:span><text:span text:style-name="T13">Insult</text:span><text:span text:style-name="T16"> </text:span><text:span text:style-name="T28">and</text:span><text:span text:style-name="T16"> </text:span><text:span text:style-name="T13">Slap</text:span><text:span text:style-name="T2">)</text:span></text:p>
      <text:p text:style-name="P18"><text:span text:style-name="T13"><text:tab/>Jump</text:span><text:span text:style-name="T2"> uses </text:span><text:span text:style-name="T13">Up Left + B</text:span><text:span text:style-name="T2"> (against </text:span><text:span text:style-name="T13">kick</text:span><text:span text:style-name="T2">)</text:span></text:p>
      <text:p text:style-name="P18"><text:span text:style-name="T13"><text:tab/>Parry</text:span><text:span text:style-name="T28"> uses </text:span><text:span text:style-name="T13">Left + B</text:span><text:span text:style-name="T28"> (against </text:span><text:span text:style-name="T13">Slash</text:span><text:span text:style-name="T28">, </text:span><text:span text:style-name="T13">Slap</text:span><text:span text:style-name="T28"> and </text:span><text:span text:style-name="T13">Punch</text:span><text:span text:style-name="T28">)</text:span></text:p>
      <text:p text:style-name="P8"/>
      <text:p text:style-name="P18"><text:span text:style-name="T28"><text:tab/></text:span><text:span text:style-name="T13">Punch</text:span><text:span text:style-name="T28"> (medium attack) uses </text:span><text:span text:style-name="T13">Right + B</text:span></text:p>
      <text:p text:style-name="P18"><text:span text:style-name="T28"><text:tab/></text:span><text:span text:style-name="T13">Kick</text:span><text:span text:style-name="T28"> (strong attack) uses </text:span><text:span text:style-name="T13">Down Right + B</text:span></text:p>
      <text:p text:style-name="P18"><text:span text:style-name="T28"><text:tab/></text:span><text:span text:style-name="T13">Slap</text:span><text:span text:style-name="T28"> (light attack) uses </text:span><text:span text:style-name="T13">Up Right + B</text:span></text:p>
      <text:p text:style-name="P18"><text:span text:style-name="T28"><text:tab/></text:span><text:span text:style-name="T13">Insult</text:span><text:span text:style-name="T28"> (ranged attack) uses </text:span><text:span text:style-name="T13">Up Right + A</text:span></text:p>
      <text:p text:style-name="P18"><text:span text:style-name="T13"><text:tab/>Slash</text:span><text:span text:style-name="T28"> (very strong attack) uses </text:span><text:span text:style-name="T13">Right + A</text:span></text:p>
      <text:p text:style-name="P18"><text:span text:style-name="T28"><text:tab/></text:span><text:span text:style-name="T13">Trick</text:span><text:span text:style-name="T28"> uses </text:span><text:span text:style-name="T13">Down Right + A</text:span></text:p>
      <text:p text:style-name="P8"/>
      <text:p text:style-name="P12"><text:tab/>/!\ Those directions are indicative when player’s on the left of the screen and opponent's on the right but left becomes right and right becomes left on the opposite positions. /!\</text:p>
      <text:p text:style-name="P12"/>
      <text:p text:style-name="P18"><text:span text:style-name="T28"><text:tab/></text:span><text:span text:style-name="T19">The character selection screen implies the starting side of a character in the game</text:span><text:span text:style-name="T28">. So if the Moulue's on the left on the Character selection screen, she'll be on the left side of the screen in the fighting scene.</text:span></text:p>
      <text:p text:style-name="P18"><text:span text:style-name="T28"><text:tab/></text:span><text:span text:style-name="T25">A</text:span><text:span text:style-name="T28">s said before, there is </text:span><text:span text:style-name="T13">no stun</text:span><text:span text:style-name="T28">. You (eventually) get knocked down (KO animation) </text:span><text:span text:style-name="T13">when Hit Point bar</text:span><text:span text:style-name="T28"> (top of the screen) </text:span><text:span text:style-name="T13">is empty </text:span><text:span text:style-name="T15">(</text:span><text:span text:style-name="T13">and then game is over</text:span><text:span text:style-name="T15">)</text:span><text:span text:style-name="T28">. It must be noted that here too the "Pixel Perfect" thing should apply. As said, </text:span><text:span text:style-name="T19">Pixel is the smallest graphic unit</text:span><text:span text:style-name="T28">.</text:span></text:p>
      <text:p text:style-name="P15"/>
      <text:p text:style-name="P18"><text:span text:style-name="T44"><text:tab/></text:span><text:span text:style-name="T19">Characters have 100 hit points</text:span><text:span text:style-name="T28">.</text:span></text:p>
      <text:p text:style-name="P15"/>
      <text:p text:style-name="P14"><text:tab/>Attack damages:</text:p>
      <text:p text:style-name="P18"><text:span text:style-name="T28"><text:tab/></text:span><text:span text:style-name="T19">Weak attack: 4</text:span></text:p>
      <text:p text:style-name="P13"><text:tab/>Medium attack: 8</text:p>
      <text:p text:style-name="P13"><text:tab/>Strong attack: 14</text:p>
      <text:p text:style-name="P13"><text:tab/>Very strong attack: 22</text:p>
      <text:p text:style-name="P13"><text:tab/>Ranged attack: 6</text:p>
      <text:p text:style-name="P8"/>
      <text:p text:style-name="P18"><text:span text:style-name="T28"><text:tab/></text:span><text:span text:style-name="T13">Avoided attack the good way deals no damage</text:span><text:span text:style-name="T28">.</text:span></text:p>
      <text:p text:style-name="P18"><text:span text:style-name="T28"><text:tab/></text:span><text:span text:style-name="T13">Avoided attack the wrong way deals 50% damage</text:span><text:span text:style-name="T28">.</text:span></text:p>
      <text:p text:style-name="P14"><text:tab/><text:span text:style-name="T18">Attack not reaching the opponent of course deals </text:span><text:span text:style-name="T22">0</text:span><text:span text:style-name="T18"> damage</text:span>.</text:p>
      <text:p text:style-name="P8"/>
      <text:p text:style-name="P18"><text:span text:style-name="T28"><text:tab/></text:span><text:span text:style-name="T13">Characters automatically face each other</text:span><text:span text:style-name="T28"> (as already said).</text:span></text:p>
      <text:p text:style-name="P14"/>
      <text:p text:style-name="P18"><text:soft-page-break/><text:span text:style-name="T28"><text:tab/>About going behind the opponent's back (let's consider that we want to allow a character to swap sides). I don't know if the jump should be used to do so (</text:span><text:span text:style-name="T31">jump is</text:span><text:span text:style-name="T28"> intended to only avoid an attack jumping vertically not diagonally) nor would it be a good idea to be able to walk through the opponent. </text:span><text:span text:style-name="T19">I'd rather make it impossible to happen</text:span><text:span text:style-name="T28"> as gameplay is. </text:span><text:span text:style-name="T33">This should be discussed</text:span><text:span text:style-name="T28">.</text:span></text:p>
      <text:p text:style-name="P8"/>
      <text:p text:style-name="P21"><text:span text:style-name="T28"><text:tab/></text:span><text:span text:style-name="T32">NOTE:</text:span><text:span text:style-name="T28"> there is a very possible issue with hitting a character trying to avoid an attack by jumping and getting hit doing so (while in the air): chaining a jump animation while in the air with the Get Hit or KO animation could be problematic. </text:span><text:span text:style-name="T34">Would it be smart to make dodges and parry invincible? </text:span><text:span text:style-name="T33">That should be investigated</text:span><text:span text:style-name="T28">. </text:span></text:p>
      <text:p text:style-name="P15"/>
      <text:p text:style-name="P18"><text:span text:style-name="T28"><text:tab/>In order to make the system work, characters should have </text:span><text:span text:style-name="T19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28">. And </text:span><text:span text:style-name="T31">very </text:span><text:span text:style-name="T28">possibly </text:span><text:span text:style-name="T19">1 collision box used to stop character from moving through the opponent</text:span><text:span text:style-name="T2"> </text:span><text:span text:style-name="T7">(if we don’t want a character to walk through the opponent)</text:span><text:span text:style-name="T28">.</text:span></text:p>
      <text:p text:style-name="P14"/>
      <text:p text:style-name="P14"><text:tab/><text:span text:style-name="T51">When characters hit each other </text:span><text:span text:style-name="T23">at the same frame/time, the weakest attack gets the priority</text:span><text:span text:style-name="T51"> thus making the opponent to miss his attack.</text:span></text:p>
      <text:p text:style-name="P14"><text:tab/><text:span text:style-name="T51">When the same attacks hit at the same frame/time, then... </text:span><text:span text:style-name="T52">I don’t know</text:span><text:span text:style-name="T51">!</text:span></text:p>
      <text:p text:style-name="P14"/>
      <text:p text:style-name="P14"><text:tab/>To be tested to see if that’s smart:</text:p>
      <text:p text:style-name="P18"><text:span text:style-name="T28"><text:tab/></text:span><text:span text:style-name="T13">Every single hit freezes the game for about 3 </text:span><text:span text:style-name="T14">(</text:span><text:span text:style-name="T13">flashing?</text:span><text:span text:style-name="T14">)</text:span><text:span text:style-name="T13"> frames</text:span><text:span text:style-name="T28"> in order to make things happen clearly.</text:span></text:p>
      <text:p text:style-name="P30"><text:span text:style-name="T47"/></text:p>
      <text:p text:style-name="P30"><text:span text:style-name="T47"/></text:p>
      <text:p text:style-name="P37">What next?</text:p>
      <text:p text:style-name="P38"/>
      <text:p text:style-name="P21"><text:span text:style-name="T2"><text:tab/></text:span><text:span text:style-name="T1">L</text:span><text:span text:style-name="T2">ater, adding more stuff and features would be great (as previously told) such as being able to grab passing by things (such as a cat, a baby, etc.) and throw them at the opponent would be also very funny... More musics would also be great!</text:span></text:p>
      <text:p text:style-name="P32"><text:span text:style-name="T27">A</text:span><text:span text:style-name="T35">dding background animations of people passing by and looking through the window to see what’s happening then running away. Cars (with lights on) in the street. Someone walking a dog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1T08:52:27.195000000</dc:date>
    <meta:editing-duration>PT43M59S</meta:editing-duration>
    <meta:editing-cycles>11</meta:editing-cycles>
    <meta:generator>LibreOffice/7.2.7.2$Windows_X86_64 LibreOffice_project/8d71d29d553c0f7dcbfa38fbfda25ee34cce99a2</meta:generator>
    <meta:document-statistic meta:table-count="0" meta:image-count="0" meta:object-count="0" meta:page-count="5" meta:paragraph-count="86" meta:word-count="1448" meta:character-count="8132" meta:non-whitespace-character-count="6716"/>
  </office:meta>
</office:document-meta>
</file>